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77152" calcext:value-type="float">
            <text:p>184.4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74104" calcext:value-type="float">
            <text:p>184.4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8008" calcext:value-type="float">
            <text:p>184.4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496" calcext:value-type="float">
            <text:p>184.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1912" calcext:value-type="float">
            <text:p>184.4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58864" calcext:value-type="float">
            <text:p>184.4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52768" calcext:value-type="float">
            <text:p>184.4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52768" calcext:value-type="float">
            <text:p>184.4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972" calcext:value-type="float">
            <text:p>184.4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3624" calcext:value-type="float">
            <text:p>184.4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40576" calcext:value-type="float">
            <text:p>184.4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7528" calcext:value-type="float">
            <text:p>184.4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1432" calcext:value-type="float">
            <text:p>184.4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1432" calcext:value-type="float">
            <text:p>184.4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8384" calcext:value-type="float">
            <text:p>184.4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8384" calcext:value-type="float">
            <text:p>184.4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25336" calcext:value-type="float">
            <text:p>184.4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924" calcext:value-type="float">
            <text:p>184.4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6192" calcext:value-type="float">
            <text:p>184.4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6192" calcext:value-type="float">
            <text:p>184.4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10096" calcext:value-type="float">
            <text:p>184.4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7904" calcext:value-type="float">
            <text:p>184.3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4856" calcext:value-type="float">
            <text:p>184.3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94856" calcext:value-type="float">
            <text:p>184.3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876" calcext:value-type="float">
            <text:p>184.3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876" calcext:value-type="float">
            <text:p>184.3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85712" calcext:value-type="float">
            <text:p>184.3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79616" calcext:value-type="float">
            <text:p>184.3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76568" calcext:value-type="float">
            <text:p>184.3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70472" calcext:value-type="float">
            <text:p>184.3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7424" calcext:value-type="float">
            <text:p>184.3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4376" calcext:value-type="float">
            <text:p>184.3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1328" calcext:value-type="float">
            <text:p>184.3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828" calcext:value-type="float">
            <text:p>184.3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55232" calcext:value-type="float">
            <text:p>184.3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64376" calcext:value-type="float">
            <text:p>184.3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4272" calcext:value-type="float">
            <text:p>184.2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91224" calcext:value-type="float">
            <text:p>184.2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8176" calcext:value-type="float">
            <text:p>184.2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85128" calcext:value-type="float">
            <text:p>184.2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9032" calcext:value-type="float">
            <text:p>184.2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5984" calcext:value-type="float">
            <text:p>184.2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72936" calcext:value-type="float">
            <text:p>184.2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9888" calcext:value-type="float">
            <text:p>184.2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684" calcext:value-type="float">
            <text:p>184.2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60744" calcext:value-type="float">
            <text:p>184.2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4648" calcext:value-type="float">
            <text:p>184.2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48552" calcext:value-type="float">
            <text:p>184.2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9408" calcext:value-type="float">
            <text:p>184.2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30264" calcext:value-type="float">
            <text:p>184.2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24168" calcext:value-type="float">
            <text:p>184.2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8072" calcext:value-type="float">
            <text:p>184.2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5024" calcext:value-type="float">
            <text:p>184.2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588" calcext:value-type="float">
            <text:p>184.2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02832" calcext:value-type="float">
            <text:p>184.2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6736" calcext:value-type="float">
            <text:p>184.1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4544" calcext:value-type="float">
            <text:p>184.1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81496" calcext:value-type="float">
            <text:p>184.1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54" calcext:value-type="float">
            <text:p>184.1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754" calcext:value-type="float">
            <text:p>184.1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6256" calcext:value-type="float">
            <text:p>184.1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63208" calcext:value-type="float">
            <text:p>184.1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7112" calcext:value-type="float">
            <text:p>184.1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54064" calcext:value-type="float">
            <text:p>184.1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47968" calcext:value-type="float">
            <text:p>184.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8824" calcext:value-type="float">
            <text:p>184.1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5776" calcext:value-type="float">
            <text:p>184.1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35776" calcext:value-type="float">
            <text:p>184.1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968" calcext:value-type="float">
            <text:p>184.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3584" calcext:value-type="float">
            <text:p>184.1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0536" calcext:value-type="float">
            <text:p>184.1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444" calcext:value-type="float">
            <text:p>184.1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11392" calcext:value-type="float">
            <text:p>184.1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5296" calcext:value-type="float">
            <text:p>184.1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02248" calcext:value-type="float">
            <text:p>184.1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92" calcext:value-type="float">
            <text:p>184.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93104" calcext:value-type="float">
            <text:p>184.0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7008" calcext:value-type="float">
            <text:p>184.0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0912" calcext:value-type="float">
            <text:p>184.0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80912" calcext:value-type="float">
            <text:p>184.0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4816" calcext:value-type="float">
            <text:p>184.0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71768" calcext:value-type="float">
            <text:p>184.0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2624" calcext:value-type="float">
            <text:p>184.0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9576" calcext:value-type="float">
            <text:p>184.0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6528" calcext:value-type="float">
            <text:p>184.0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0432" calcext:value-type="float">
            <text:p>184.0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1288" calcext:value-type="float">
            <text:p>184.0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824" calcext:value-type="float">
            <text:p>184.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824" calcext:value-type="float">
            <text:p>184.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2144" calcext:value-type="float">
            <text:p>184.0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26048" calcext:value-type="float">
            <text:p>184.0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23" calcext:value-type="float">
            <text:p>184.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16904" calcext:value-type="float">
            <text:p>184.0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776" calcext:value-type="float">
            <text:p>184.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776" calcext:value-type="float">
            <text:p>184.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4712" calcext:value-type="float">
            <text:p>184.0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8616" calcext:value-type="float">
            <text:p>183.9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95568" calcext:value-type="float">
            <text:p>183.9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6424" calcext:value-type="float">
            <text:p>183.9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86424" calcext:value-type="float">
            <text:p>183.9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728" calcext:value-type="float">
            <text:p>183.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4232" calcext:value-type="float">
            <text:p>183.9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71184" calcext:value-type="float">
            <text:p>183.9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65088" calcext:value-type="float">
            <text:p>183.9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8992" calcext:value-type="float">
            <text:p>183.9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52896" calcext:value-type="float">
            <text:p>183.9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9848" calcext:value-type="float">
            <text:p>183.9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43752" calcext:value-type="float">
            <text:p>183.9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7656" calcext:value-type="float">
            <text:p>183.9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156" calcext:value-type="float">
            <text:p>183.9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5464" calcext:value-type="float">
            <text:p>183.9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22416" calcext:value-type="float">
            <text:p>183.9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632" calcext:value-type="float">
            <text:p>183.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13272" calcext:value-type="float">
            <text:p>183.9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07176" calcext:value-type="float">
            <text:p>183.9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0108" calcext:value-type="float">
            <text:p>183.9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94984" calcext:value-type="float">
            <text:p>183.8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8888" calcext:value-type="float">
            <text:p>183.8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584" calcext:value-type="float">
            <text:p>183.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79744" calcext:value-type="float">
            <text:p>183.8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73648" calcext:value-type="float">
            <text:p>183.8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7552" calcext:value-type="float">
            <text:p>183.8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7552" calcext:value-type="float">
            <text:p>183.8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61456" calcext:value-type="float">
            <text:p>183.8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5536" calcext:value-type="float">
            <text:p>183.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46216" calcext:value-type="float">
            <text:p>183.8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46216" calcext:value-type="float">
            <text:p>183.8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43168" calcext:value-type="float">
            <text:p>183.8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7072" calcext:value-type="float">
            <text:p>183.8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30976" calcext:value-type="float">
            <text:p>183.8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488" calcext:value-type="float">
            <text:p>183.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21832" calcext:value-type="float">
            <text:p>183.8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12688" calcext:value-type="float">
            <text:p>183.8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06592" calcext:value-type="float">
            <text:p>183.8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8304" calcext:value-type="float">
            <text:p>183.7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5256" calcext:value-type="float">
            <text:p>183.7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6112" calcext:value-type="float">
            <text:p>183.7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70016" calcext:value-type="float">
            <text:p>183.7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392" calcext:value-type="float">
            <text:p>183.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6392" calcext:value-type="float">
            <text:p>183.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5632" calcext:value-type="float">
            <text:p>183.7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42584" calcext:value-type="float">
            <text:p>183.7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6488" calcext:value-type="float">
            <text:p>183.7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0392" calcext:value-type="float">
            <text:p>183.7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7344" calcext:value-type="float">
            <text:p>183.7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21248" calcext:value-type="float">
            <text:p>183.7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12104" calcext:value-type="float">
            <text:p>183.7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12104" calcext:value-type="float">
            <text:p>183.7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6008" calcext:value-type="float">
            <text:p>183.7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99912" calcext:value-type="float">
            <text:p>183.6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93816" calcext:value-type="float">
            <text:p>183.6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93816" calcext:value-type="float">
            <text:p>183.6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772" calcext:value-type="float">
            <text:p>183.6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1624" calcext:value-type="float">
            <text:p>183.6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81624" calcext:value-type="float">
            <text:p>183.6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75528" calcext:value-type="float">
            <text:p>183.6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69432" calcext:value-type="float">
            <text:p>183.6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69432" calcext:value-type="float">
            <text:p>183.6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66384" calcext:value-type="float">
            <text:p>183.6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60288" calcext:value-type="float">
            <text:p>183.6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5724" calcext:value-type="float">
            <text:p>183.6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51144" calcext:value-type="float">
            <text:p>183.6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48096" calcext:value-type="float">
            <text:p>183.6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42" calcext:value-type="float">
            <text:p>183.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8952" calcext:value-type="float">
            <text:p>183.6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5904" calcext:value-type="float">
            <text:p>183.6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32856" calcext:value-type="float">
            <text:p>183.6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676" calcext:value-type="float">
            <text:p>183.6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3712" calcext:value-type="float">
            <text:p>183.6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20664" calcext:value-type="float">
            <text:p>183.6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4568" calcext:value-type="float">
            <text:p>183.6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4568" calcext:value-type="float">
            <text:p>183.6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1152" calcext:value-type="float">
            <text:p>183.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5424" calcext:value-type="float">
            <text:p>183.6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02376" calcext:value-type="float">
            <text:p>183.6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628" calcext:value-type="float">
            <text:p>183.5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3232" calcext:value-type="float">
            <text:p>183.5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90184" calcext:value-type="float">
            <text:p>183.5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4088" calcext:value-type="float">
            <text:p>183.5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7992" calcext:value-type="float">
            <text:p>183.5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77992" calcext:value-type="float">
            <text:p>183.5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68848" calcext:value-type="float">
            <text:p>183.5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658" calcext:value-type="float">
            <text:p>183.5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62752" calcext:value-type="float">
            <text:p>183.5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6656" calcext:value-type="float">
            <text:p>183.5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53608" calcext:value-type="float">
            <text:p>183.5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7512" calcext:value-type="float">
            <text:p>183.5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4464" calcext:value-type="float">
            <text:p>183.5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41416" calcext:value-type="float">
            <text:p>183.5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2272" calcext:value-type="float">
            <text:p>183.5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3532" calcext:value-type="float">
            <text:p>183.5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6176" calcext:value-type="float">
            <text:p>183.5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3128" calcext:value-type="float">
            <text:p>183.5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008" calcext:value-type="float">
            <text:p>183.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3984" calcext:value-type="float">
            <text:p>183.5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0936" calcext:value-type="float">
            <text:p>183.5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0484" calcext:value-type="float">
            <text:p>183.5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01792" calcext:value-type="float">
            <text:p>183.5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01792" calcext:value-type="float">
            <text:p>183.5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95696" calcext:value-type="float">
            <text:p>183.4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92648" calcext:value-type="float">
            <text:p>183.4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6552" calcext:value-type="float">
            <text:p>183.4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6552" calcext:value-type="float">
            <text:p>183.4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0456" calcext:value-type="float">
            <text:p>183.4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77408" calcext:value-type="float">
            <text:p>183.4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7436" calcext:value-type="float">
            <text:p>183.4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71312" calcext:value-type="float">
            <text:p>183.4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65216" calcext:value-type="float">
            <text:p>183.4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62168" calcext:value-type="float">
            <text:p>183.4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912" calcext:value-type="float">
            <text:p>183.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6072" calcext:value-type="float">
            <text:p>183.4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3024" calcext:value-type="float">
            <text:p>183.4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9976" calcext:value-type="float">
            <text:p>183.4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388" calcext:value-type="float">
            <text:p>183.4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388" calcext:value-type="float">
            <text:p>183.4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7784" calcext:value-type="float">
            <text:p>183.4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1688" calcext:value-type="float">
            <text:p>183.4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4736" calcext:value-type="float">
            <text:p>183.4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1688" calcext:value-type="float">
            <text:p>183.4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7784" calcext:value-type="float">
            <text:p>183.4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40832" calcext:value-type="float">
            <text:p>183.4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37784" calcext:value-type="float">
            <text:p>183.4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864" calcext:value-type="float">
            <text:p>183.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5592" calcext:value-type="float">
            <text:p>183.4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864" calcext:value-type="float">
            <text:p>183.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2544" calcext:value-type="float">
            <text:p>183.4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9496" calcext:value-type="float">
            <text:p>183.4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6448" calcext:value-type="float">
            <text:p>183.4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34" calcext:value-type="float">
            <text:p>183.4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0352" calcext:value-type="float">
            <text:p>183.4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10352" calcext:value-type="float">
            <text:p>183.4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04256" calcext:value-type="float">
            <text:p>183.4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816" calcext:value-type="float">
            <text:p>183.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5112" calcext:value-type="float">
            <text:p>183.3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2064" calcext:value-type="float">
            <text:p>183.3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2064" calcext:value-type="float">
            <text:p>183.3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9016" calcext:value-type="float">
            <text:p>183.3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5968" calcext:value-type="float">
            <text:p>183.3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8292" calcext:value-type="float">
            <text:p>183.3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76824" calcext:value-type="float">
            <text:p>183.3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70728" calcext:value-type="float">
            <text:p>183.3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1584" calcext:value-type="float">
            <text:p>183.3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55488" calcext:value-type="float">
            <text:p>183.3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9392" calcext:value-type="float">
            <text:p>183.3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5244" calcext:value-type="float">
            <text:p>183.3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9392" calcext:value-type="float">
            <text:p>183.3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6344" calcext:value-type="float">
            <text:p>183.3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3296" calcext:value-type="float">
            <text:p>183.3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40248" calcext:value-type="float">
            <text:p>183.3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4152" calcext:value-type="float">
            <text:p>183.3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1104" calcext:value-type="float">
            <text:p>183.3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25008" calcext:value-type="float">
            <text:p>183.3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25008" calcext:value-type="float">
            <text:p>183.3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2196" calcext:value-type="float">
            <text:p>183.3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15864" calcext:value-type="float">
            <text:p>183.3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15864" calcext:value-type="float">
            <text:p>183.3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12816" calcext:value-type="float">
            <text:p>183.3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9768" calcext:value-type="float">
            <text:p>183.3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3672" calcext:value-type="float">
            <text:p>183.3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0624" calcext:value-type="float">
            <text:p>183.3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97576" calcext:value-type="float">
            <text:p>183.2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94528" calcext:value-type="float">
            <text:p>183.2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8432" calcext:value-type="float">
            <text:p>183.2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85384" calcext:value-type="float">
            <text:p>183.2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9288" calcext:value-type="float">
            <text:p>183.2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9288" calcext:value-type="float">
            <text:p>183.2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3192" calcext:value-type="float">
            <text:p>183.2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0144" calcext:value-type="float">
            <text:p>183.2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7096" calcext:value-type="float">
            <text:p>183.2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4048" calcext:value-type="float">
            <text:p>183.2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61" calcext:value-type="float">
            <text:p>183.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57952" calcext:value-type="float">
            <text:p>183.2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54904" calcext:value-type="float">
            <text:p>183.2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51856" calcext:value-type="float">
            <text:p>183.2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51856" calcext:value-type="float">
            <text:p>183.2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8808" calcext:value-type="float">
            <text:p>183.2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2712" calcext:value-type="float">
            <text:p>183.2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2712" calcext:value-type="float">
            <text:p>183.2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6616" calcext:value-type="float">
            <text:p>183.2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6616" calcext:value-type="float">
            <text:p>183.2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6616" calcext:value-type="float">
            <text:p>183.2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3052" calcext:value-type="float">
            <text:p>183.2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7472" calcext:value-type="float">
            <text:p>183.2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4424" calcext:value-type="float">
            <text:p>183.2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21376" calcext:value-type="float">
            <text:p>183.2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528" calcext:value-type="float">
            <text:p>183.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528" calcext:value-type="float">
            <text:p>183.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2232" calcext:value-type="float">
            <text:p>183.2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2232" calcext:value-type="float">
            <text:p>183.2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9184" calcext:value-type="float">
            <text:p>183.2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9184" calcext:value-type="float">
            <text:p>183.2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6136" calcext:value-type="float">
            <text:p>183.2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3088" calcext:value-type="float">
            <text:p>183.2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004" calcext:value-type="float">
            <text:p>183.2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6992" calcext:value-type="float">
            <text:p>183.1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3944" calcext:value-type="float">
            <text:p>183.1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90896" calcext:value-type="float">
            <text:p>183.1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87848" calcext:value-type="float">
            <text:p>183.1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848" calcext:value-type="float">
            <text:p>183.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78704" calcext:value-type="float">
            <text:p>183.1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75656" calcext:value-type="float">
            <text:p>183.1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75656" calcext:value-type="float">
            <text:p>183.1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72608" calcext:value-type="float">
            <text:p>183.1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6512" calcext:value-type="float">
            <text:p>183.1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3464" calcext:value-type="float">
            <text:p>183.1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0416" calcext:value-type="float">
            <text:p>183.1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60416" calcext:value-type="float">
            <text:p>183.1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7368" calcext:value-type="float">
            <text:p>183.1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1272" calcext:value-type="float">
            <text:p>183.1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5176" calcext:value-type="float">
            <text:p>183.1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45176" calcext:value-type="float">
            <text:p>183.1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908" calcext:value-type="float">
            <text:p>183.1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6032" calcext:value-type="float">
            <text:p>183.1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2984" calcext:value-type="float">
            <text:p>183.1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32984" calcext:value-type="float">
            <text:p>183.1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6888" calcext:value-type="float">
            <text:p>183.1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384" calcext:value-type="float">
            <text:p>183.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384" calcext:value-type="float">
            <text:p>183.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0792" calcext:value-type="float">
            <text:p>183.1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7744" calcext:value-type="float">
            <text:p>183.1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11648" calcext:value-type="float">
            <text:p>183.1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086" calcext:value-type="float">
            <text:p>183.1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05552" calcext:value-type="float">
            <text:p>183.1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9456" calcext:value-type="float">
            <text:p>183.0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6408" calcext:value-type="float">
            <text:p>183.0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6408" calcext:value-type="float">
            <text:p>183.0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0312" calcext:value-type="float">
            <text:p>183.0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0312" calcext:value-type="float">
            <text:p>183.0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87264" calcext:value-type="float">
            <text:p>183.0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84216" calcext:value-type="float">
            <text:p>183.0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84216" calcext:value-type="float">
            <text:p>183.0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81168" calcext:value-type="float">
            <text:p>183.0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812" calcext:value-type="float">
            <text:p>183.0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5072" calcext:value-type="float">
            <text:p>183.0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5072" calcext:value-type="float">
            <text:p>183.0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72024" calcext:value-type="float">
            <text:p>183.0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8976" calcext:value-type="float">
            <text:p>183.0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288" calcext:value-type="float">
            <text:p>183.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288" calcext:value-type="float">
            <text:p>183.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9832" calcext:value-type="float">
            <text:p>183.0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6784" calcext:value-type="float">
            <text:p>183.0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6784" calcext:value-type="float">
            <text:p>183.0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0688" calcext:value-type="float">
            <text:p>183.0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50688" calcext:value-type="float">
            <text:p>183.0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764" calcext:value-type="float">
            <text:p>183.0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4592" calcext:value-type="float">
            <text:p>183.0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1544" calcext:value-type="float">
            <text:p>183.0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8496" calcext:value-type="float">
            <text:p>183.0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8496" calcext:value-type="float">
            <text:p>183.0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5448" calcext:value-type="float">
            <text:p>183.0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24" calcext:value-type="float">
            <text:p>183.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6304" calcext:value-type="float">
            <text:p>183.0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3256" calcext:value-type="float">
            <text:p>183.0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23256" calcext:value-type="float">
            <text:p>183.0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716" calcext:value-type="float">
            <text:p>183.0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716" calcext:value-type="float">
            <text:p>183.0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4112" calcext:value-type="float">
            <text:p>183.0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1064" calcext:value-type="float">
            <text:p>183.0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1064" calcext:value-type="float">
            <text:p>183.0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1064" calcext:value-type="float">
            <text:p>183.0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11064" calcext:value-type="float">
            <text:p>183.0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8016" calcext:value-type="float">
            <text:p>183.0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4968" calcext:value-type="float">
            <text:p>183.0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192" calcext:value-type="float">
            <text:p>183.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192" calcext:value-type="float">
            <text:p>183.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5824" calcext:value-type="float">
            <text:p>182.9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92776" calcext:value-type="float">
            <text:p>182.9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9728" calcext:value-type="float">
            <text:p>182.9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9728" calcext:value-type="float">
            <text:p>182.9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668" calcext:value-type="float">
            <text:p>182.9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0584" calcext:value-type="float">
            <text:p>182.9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0584" calcext:value-type="float">
            <text:p>182.9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80584" calcext:value-type="float">
            <text:p>182.9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4488" calcext:value-type="float">
            <text:p>182.9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4488" calcext:value-type="float">
            <text:p>182.9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74488" calcext:value-type="float">
            <text:p>182.9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8392" calcext:value-type="float">
            <text:p>182.9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5344" calcext:value-type="float">
            <text:p>182.9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62296" calcext:value-type="float">
            <text:p>182.9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9248" calcext:value-type="float">
            <text:p>182.9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62" calcext:value-type="float">
            <text:p>182.9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3152" calcext:value-type="float">
            <text:p>182.9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0104" calcext:value-type="float">
            <text:p>182.9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0104" calcext:value-type="float">
            <text:p>182.9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53152" calcext:value-type="float">
            <text:p>182.9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7056" calcext:value-type="float">
            <text:p>182.9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096" calcext:value-type="float">
            <text:p>182.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096" calcext:value-type="float">
            <text:p>182.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4096" calcext:value-type="float">
            <text:p>182.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4864" calcext:value-type="float">
            <text:p>182.9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1816" calcext:value-type="float">
            <text:p>182.9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1816" calcext:value-type="float">
            <text:p>182.9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572" calcext:value-type="float">
            <text:p>182.9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2672" calcext:value-type="float">
            <text:p>182.9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9624" calcext:value-type="float">
            <text:p>182.9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4384" calcext:value-type="float">
            <text:p>182.9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4384" calcext:value-type="float">
            <text:p>182.9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524" calcext:value-type="float">
            <text:p>182.8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2192" calcext:value-type="float">
            <text:p>182.8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2192" calcext:value-type="float">
            <text:p>182.8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2192" calcext:value-type="float">
            <text:p>182.8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9144" calcext:value-type="float">
            <text:p>182.8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9144" calcext:value-type="float">
            <text:p>182.8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9144" calcext:value-type="float">
            <text:p>182.8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" calcext:value-type="float">
            <text:p>18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6952" calcext:value-type="float">
            <text:p>182.8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3904" calcext:value-type="float">
            <text:p>182.8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6952" calcext:value-type="float">
            <text:p>182.8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0856" calcext:value-type="float">
            <text:p>182.8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0856" calcext:value-type="float">
            <text:p>182.8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3904" calcext:value-type="float">
            <text:p>182.8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0856" calcext:value-type="float">
            <text:p>182.8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476" calcext:value-type="float">
            <text:p>182.8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476" calcext:value-type="float">
            <text:p>182.8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476" calcext:value-type="float">
            <text:p>182.8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1712" calcext:value-type="float">
            <text:p>182.8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1712" calcext:value-type="float">
            <text:p>182.8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476" calcext:value-type="float">
            <text:p>182.8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1712" calcext:value-type="float">
            <text:p>182.8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476" calcext:value-type="float">
            <text:p>182.8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1712" calcext:value-type="float">
            <text:p>182.8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6472" calcext:value-type="float">
            <text:p>182.8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952" calcext:value-type="float">
            <text:p>182.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2568" calcext:value-type="float">
            <text:p>182.8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5616" calcext:value-type="float">
            <text:p>182.8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58664" calcext:value-type="float">
            <text:p>182.8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1712" calcext:value-type="float">
            <text:p>182.8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34864" calcext:value-type="float">
            <text:p>182.9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28768" calcext:value-type="float">
            <text:p>182.9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9624" calcext:value-type="float">
            <text:p>182.9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524" calcext:value-type="float">
            <text:p>182.8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4384" calcext:value-type="float">
            <text:p>182.9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3528" calcext:value-type="float">
            <text:p>182.9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3528" calcext:value-type="float">
            <text:p>182.9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3528" calcext:value-type="float">
            <text:p>182.9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3528" calcext:value-type="float">
            <text:p>182.9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6576" calcext:value-type="float">
            <text:p>182.9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1048" calcext:value-type="float">
            <text:p>182.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7432" calcext:value-type="float">
            <text:p>182.9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4384" calcext:value-type="float">
            <text:p>182.9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4384" calcext:value-type="float">
            <text:p>182.9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98288" calcext:value-type="float">
            <text:p>182.8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6096" calcext:value-type="float">
            <text:p>182.8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9144" calcext:value-type="float">
            <text:p>182.8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6096" calcext:value-type="float">
            <text:p>182.8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3048" calcext:value-type="float">
            <text:p>182.8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6952" calcext:value-type="float">
            <text:p>182.8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8" calcext:value-type="float">
            <text:p>18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6952" calcext:value-type="float">
            <text:p>182.8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70856" calcext:value-type="float">
            <text:p>182.8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67808" calcext:value-type="float">
            <text:p>182.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40376" calcext:value-type="float">
            <text:p>182.8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1232" calcext:value-type="float">
            <text:p>182.8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1232" calcext:value-type="float">
            <text:p>182.8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31232" calcext:value-type="float">
            <text:p>182.8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5136" calcext:value-type="float">
            <text:p>182.8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28184" calcext:value-type="float">
            <text:p>182.8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15992" calcext:value-type="float">
            <text:p>182.8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806848" calcext:value-type="float">
            <text:p>182.8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91608" calcext:value-type="float">
            <text:p>182.7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82464" calcext:value-type="float">
            <text:p>182.7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85512" calcext:value-type="float">
            <text:p>182.7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76368" calcext:value-type="float">
            <text:p>182.7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7224" calcext:value-type="float">
            <text:p>182.7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7224" calcext:value-type="float">
            <text:p>182.7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67224" calcext:value-type="float">
            <text:p>182.7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808" calcext:value-type="float">
            <text:p>182.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5032" calcext:value-type="float">
            <text:p>182.7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1984" calcext:value-type="float">
            <text:p>182.7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1984" calcext:value-type="float">
            <text:p>182.7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4284" calcext:value-type="float">
            <text:p>182.7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6744" calcext:value-type="float">
            <text:p>182.7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9792" calcext:value-type="float">
            <text:p>182.7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30648" calcext:value-type="float">
            <text:p>182.7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8456" calcext:value-type="float">
            <text:p>182.7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8456" calcext:value-type="float">
            <text:p>182.7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5408" calcext:value-type="float">
            <text:p>182.7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236" calcext:value-type="float">
            <text:p>182.7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236" calcext:value-type="float">
            <text:p>182.7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6264" calcext:value-type="float">
            <text:p>182.7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06264" calcext:value-type="float">
            <text:p>182.7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4072" calcext:value-type="float">
            <text:p>182.6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91024" calcext:value-type="float">
            <text:p>182.6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87976" calcext:value-type="float">
            <text:p>182.6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8188" calcext:value-type="float">
            <text:p>182.6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75784" calcext:value-type="float">
            <text:p>182.6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75784" calcext:value-type="float">
            <text:p>182.6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75784" calcext:value-type="float">
            <text:p>182.6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63592" calcext:value-type="float">
            <text:p>182.6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57496" calcext:value-type="float">
            <text:p>182.6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54448" calcext:value-type="float">
            <text:p>182.6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48352" calcext:value-type="float">
            <text:p>182.6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45304" calcext:value-type="float">
            <text:p>182.6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45304" calcext:value-type="float">
            <text:p>182.6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45304" calcext:value-type="float">
            <text:p>182.6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39208" calcext:value-type="float">
            <text:p>182.6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33112" calcext:value-type="float">
            <text:p>182.6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23968" calcext:value-type="float">
            <text:p>182.6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23968" calcext:value-type="float">
            <text:p>182.6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17872" calcext:value-type="float">
            <text:p>182.6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11776" calcext:value-type="float">
            <text:p>182.6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08728" calcext:value-type="float">
            <text:p>182.6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99584" calcext:value-type="float">
            <text:p>182.5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93488" calcext:value-type="float">
            <text:p>182.5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84344" calcext:value-type="float">
            <text:p>182.5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87392" calcext:value-type="float">
            <text:p>182.5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78248" calcext:value-type="float">
            <text:p>182.5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72152" calcext:value-type="float">
            <text:p>182.5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72152" calcext:value-type="float">
            <text:p>182.5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66056" calcext:value-type="float">
            <text:p>182.5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56912" calcext:value-type="float">
            <text:p>182.5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47768" calcext:value-type="float">
            <text:p>182.5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47768" calcext:value-type="float">
            <text:p>182.5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41672" calcext:value-type="float">
            <text:p>182.5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38624" calcext:value-type="float">
            <text:p>182.5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32528" calcext:value-type="float">
            <text:p>182.5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20336" calcext:value-type="float">
            <text:p>182.5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23384" calcext:value-type="float">
            <text:p>182.5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17288" calcext:value-type="float">
            <text:p>182.5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05096" calcext:value-type="float">
            <text:p>182.5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02048" calcext:value-type="float">
            <text:p>182.5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95952" calcext:value-type="float">
            <text:p>182.4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89856" calcext:value-type="float">
            <text:p>182.4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86808" calcext:value-type="float">
            <text:p>182.4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7664" calcext:value-type="float">
            <text:p>182.4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4616" calcext:value-type="float">
            <text:p>182.4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71568" calcext:value-type="float">
            <text:p>182.4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65472" calcext:value-type="float">
            <text:p>182.4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0232" calcext:value-type="float">
            <text:p>182.4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0232" calcext:value-type="float">
            <text:p>182.4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0232" calcext:value-type="float">
            <text:p>182.4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44136" calcext:value-type="float">
            <text:p>182.4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34992" calcext:value-type="float">
            <text:p>182.4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228" calcext:value-type="float">
            <text:p>182.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16704" calcext:value-type="float">
            <text:p>182.4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19752" calcext:value-type="float">
            <text:p>182.4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98416" calcext:value-type="float">
            <text:p>182.3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98416" calcext:value-type="float">
            <text:p>182.3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01464" calcext:value-type="float">
            <text:p>182.4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95368" calcext:value-type="float">
            <text:p>182.3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6224" calcext:value-type="float">
            <text:p>182.3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0128" calcext:value-type="float">
            <text:p>182.3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4032" calcext:value-type="float">
            <text:p>182.3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0984" calcext:value-type="float">
            <text:p>182.3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64888" calcext:value-type="float">
            <text:p>182.3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8792" calcext:value-type="float">
            <text:p>182.3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466" calcext:value-type="float">
            <text:p>182.3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466" calcext:value-type="float">
            <text:p>182.3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40504" calcext:value-type="float">
            <text:p>182.3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34408" calcext:value-type="float">
            <text:p>182.3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25264" calcext:value-type="float">
            <text:p>182.3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25264" calcext:value-type="float">
            <text:p>182.3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22216" calcext:value-type="float">
            <text:p>182.3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19168" calcext:value-type="float">
            <text:p>182.3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03928" calcext:value-type="float">
            <text:p>182.3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03928" calcext:value-type="float">
            <text:p>182.3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91736" calcext:value-type="float">
            <text:p>182.2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8564" calcext:value-type="float">
            <text:p>182.2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6496" calcext:value-type="float">
            <text:p>182.2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6496" calcext:value-type="float">
            <text:p>182.2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04" calcext:value-type="float">
            <text:p>182.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58208" calcext:value-type="float">
            <text:p>182.2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61256" calcext:value-type="float">
            <text:p>182.2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52112" calcext:value-type="float">
            <text:p>182.2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49064" calcext:value-type="float">
            <text:p>182.2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3992" calcext:value-type="float">
            <text:p>182.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33824" calcext:value-type="float">
            <text:p>182.2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30776" calcext:value-type="float">
            <text:p>182.2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27728" calcext:value-type="float">
            <text:p>182.2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15536" calcext:value-type="float">
            <text:p>182.2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0944" calcext:value-type="float">
            <text:p>182.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06392" calcext:value-type="float">
            <text:p>182.2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03344" calcext:value-type="float">
            <text:p>182.2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942" calcext:value-type="float">
            <text:p>182.1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88104" calcext:value-type="float">
            <text:p>182.1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85056" calcext:value-type="float">
            <text:p>182.1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72864" calcext:value-type="float">
            <text:p>182.1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69816" calcext:value-type="float">
            <text:p>182.1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66768" calcext:value-type="float">
            <text:p>182.1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57624" calcext:value-type="float">
            <text:p>182.1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54576" calcext:value-type="float">
            <text:p>182.1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45432" calcext:value-type="float">
            <text:p>182.1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39336" calcext:value-type="float">
            <text:p>182.1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3324" calcext:value-type="float">
            <text:p>182.1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27144" calcext:value-type="float">
            <text:p>182.1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21048" calcext:value-type="float">
            <text:p>182.1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14952" calcext:value-type="float">
            <text:p>182.1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08856" calcext:value-type="float">
            <text:p>182.1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0276" calcext:value-type="float">
            <text:p>182.1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93616" calcext:value-type="float">
            <text:p>182.0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93616" calcext:value-type="float">
            <text:p>182.0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90568" calcext:value-type="float">
            <text:p>182.0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81424" calcext:value-type="float">
            <text:p>182.0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81424" calcext:value-type="float">
            <text:p>182.0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75328" calcext:value-type="float">
            <text:p>182.0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63136" calcext:value-type="float">
            <text:p>182.0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60088" calcext:value-type="float">
            <text:p>182.0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50944" calcext:value-type="float">
            <text:p>182.0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50944" calcext:value-type="float">
            <text:p>182.0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44848" calcext:value-type="float">
            <text:p>182.0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418" calcext:value-type="float">
            <text:p>182.0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2656" calcext:value-type="float">
            <text:p>182.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2656" calcext:value-type="float">
            <text:p>182.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20464" calcext:value-type="float">
            <text:p>182.0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17416" calcext:value-type="float">
            <text:p>182.0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1132" calcext:value-type="float">
            <text:p>182.0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02176" calcext:value-type="float">
            <text:p>182.0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02176" calcext:value-type="float">
            <text:p>182.0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9608" calcext:value-type="float">
            <text:p>181.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93032" calcext:value-type="float">
            <text:p>181.9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3888" calcext:value-type="float">
            <text:p>181.9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83888" calcext:value-type="float">
            <text:p>181.9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74744" calcext:value-type="float">
            <text:p>181.9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71696" calcext:value-type="float">
            <text:p>181.9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2552" calcext:value-type="float">
            <text:p>181.9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56" calcext:value-type="float">
            <text:p>181.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56456" calcext:value-type="float">
            <text:p>181.9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5036" calcext:value-type="float">
            <text:p>181.9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44264" calcext:value-type="float">
            <text:p>181.9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44264" calcext:value-type="float">
            <text:p>181.9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32072" calcext:value-type="float">
            <text:p>181.9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22928" calcext:value-type="float">
            <text:p>181.9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1988" calcext:value-type="float">
            <text:p>181.9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1988" calcext:value-type="float">
            <text:p>181.9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10736" calcext:value-type="float">
            <text:p>181.9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10736" calcext:value-type="float">
            <text:p>181.9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1592" calcext:value-type="float">
            <text:p>181.9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1592" calcext:value-type="float">
            <text:p>181.9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894" calcext:value-type="float">
            <text:p>181.8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894" calcext:value-type="float">
            <text:p>181.8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80256" calcext:value-type="float">
            <text:p>181.8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80256" calcext:value-type="float">
            <text:p>181.8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77208" calcext:value-type="float">
            <text:p>181.8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71112" calcext:value-type="float">
            <text:p>181.8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892" calcext:value-type="float">
            <text:p>181.8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61968" calcext:value-type="float">
            <text:p>181.8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5872" calcext:value-type="float">
            <text:p>181.8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55872" calcext:value-type="float">
            <text:p>181.8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40632" calcext:value-type="float">
            <text:p>181.8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37584" calcext:value-type="float">
            <text:p>181.8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34536" calcext:value-type="float">
            <text:p>181.8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22344" calcext:value-type="float">
            <text:p>181.8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25392" calcext:value-type="float">
            <text:p>181.8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19296" calcext:value-type="float">
            <text:p>181.8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10152" calcext:value-type="float">
            <text:p>181.8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10152" calcext:value-type="float">
            <text:p>181.8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01008" calcext:value-type="float">
            <text:p>181.8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01008" calcext:value-type="float">
            <text:p>181.8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88816" calcext:value-type="float">
            <text:p>181.7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85768" calcext:value-type="float">
            <text:p>181.7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73576" calcext:value-type="float">
            <text:p>181.7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76624" calcext:value-type="float">
            <text:p>181.7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73576" calcext:value-type="float">
            <text:p>181.7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64432" calcext:value-type="float">
            <text:p>181.7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64432" calcext:value-type="float">
            <text:p>181.7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58336" calcext:value-type="float">
            <text:p>181.7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5224" calcext:value-type="float">
            <text:p>181.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46144" calcext:value-type="float">
            <text:p>181.7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43096" calcext:value-type="float">
            <text:p>181.7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40048" calcext:value-type="float">
            <text:p>181.7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30904" calcext:value-type="float">
            <text:p>181.7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24808" calcext:value-type="float">
            <text:p>181.7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15664" calcext:value-type="float">
            <text:p>181.7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18712" calcext:value-type="float">
            <text:p>181.7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09568" calcext:value-type="float">
            <text:p>181.7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03472" calcext:value-type="float">
            <text:p>181.7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00424" calcext:value-type="float">
            <text:p>181.7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9128" calcext:value-type="float">
            <text:p>181.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82136" calcext:value-type="float">
            <text:p>181.6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7604" calcext:value-type="float">
            <text:p>181.6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7604" calcext:value-type="float">
            <text:p>181.6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72992" calcext:value-type="float">
            <text:p>181.6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63848" calcext:value-type="float">
            <text:p>181.6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63848" calcext:value-type="float">
            <text:p>181.6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57752" calcext:value-type="float">
            <text:p>181.6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42512" calcext:value-type="float">
            <text:p>181.6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42512" calcext:value-type="float">
            <text:p>181.6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39464" calcext:value-type="float">
            <text:p>181.6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3032" calcext:value-type="float">
            <text:p>181.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24224" calcext:value-type="float">
            <text:p>181.6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21176" calcext:value-type="float">
            <text:p>181.6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18128" calcext:value-type="float">
            <text:p>181.6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12032" calcext:value-type="float">
            <text:p>181.6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02888" calcext:value-type="float">
            <text:p>181.6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96792" calcext:value-type="float">
            <text:p>181.5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90696" calcext:value-type="float">
            <text:p>181.5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846" calcext:value-type="float">
            <text:p>181.5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78504" calcext:value-type="float">
            <text:p>181.5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75456" calcext:value-type="float">
            <text:p>181.5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63264" calcext:value-type="float">
            <text:p>181.5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57168" calcext:value-type="float">
            <text:p>181.5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57168" calcext:value-type="float">
            <text:p>181.5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57168" calcext:value-type="float">
            <text:p>181.5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44976" calcext:value-type="float">
            <text:p>181.5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3888" calcext:value-type="float">
            <text:p>181.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9736" calcext:value-type="float">
            <text:p>181.5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9736" calcext:value-type="float">
            <text:p>181.5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364" calcext:value-type="float">
            <text:p>181.5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20592" calcext:value-type="float">
            <text:p>181.5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4496" calcext:value-type="float">
            <text:p>181.5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05352" calcext:value-type="float">
            <text:p>181.5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99256" calcext:value-type="float">
            <text:p>181.4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90112" calcext:value-type="float">
            <text:p>181.4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80968" calcext:value-type="float">
            <text:p>181.4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80968" calcext:value-type="float">
            <text:p>181.4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7792" calcext:value-type="float">
            <text:p>181.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68776" calcext:value-type="float">
            <text:p>181.4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65728" calcext:value-type="float">
            <text:p>181.4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59632" calcext:value-type="float">
            <text:p>181.4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4744" calcext:value-type="float">
            <text:p>181.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44392" calcext:value-type="float">
            <text:p>181.4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38296" calcext:value-type="float">
            <text:p>181.4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35248" calcext:value-type="float">
            <text:p>181.4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9152" calcext:value-type="float">
            <text:p>181.4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3056" calcext:value-type="float">
            <text:p>181.4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20008" calcext:value-type="float">
            <text:p>181.4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07816" calcext:value-type="float">
            <text:p>181.4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07816" calcext:value-type="float">
            <text:p>181.4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0172" calcext:value-type="float">
            <text:p>181.4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95624" calcext:value-type="float">
            <text:p>181.3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8648" calcext:value-type="float">
            <text:p>181.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83432" calcext:value-type="float">
            <text:p>181.3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74288" calcext:value-type="float">
            <text:p>181.3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74288" calcext:value-type="float">
            <text:p>181.3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65144" calcext:value-type="float">
            <text:p>181.3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6" calcext:value-type="float">
            <text:p>181.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6" calcext:value-type="float">
            <text:p>181.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46856" calcext:value-type="float">
            <text:p>181.3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43808" calcext:value-type="float">
            <text:p>181.3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31616" calcext:value-type="float">
            <text:p>181.3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31616" calcext:value-type="float">
            <text:p>181.3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552" calcext:value-type="float">
            <text:p>181.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6376" calcext:value-type="float">
            <text:p>181.3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028" calcext:value-type="float">
            <text:p>181.3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1136" calcext:value-type="float">
            <text:p>181.3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98088" calcext:value-type="float">
            <text:p>181.2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88944" calcext:value-type="float">
            <text:p>181.2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82848" calcext:value-type="float">
            <text:p>181.2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6752" calcext:value-type="float">
            <text:p>181.2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3704" calcext:value-type="float">
            <text:p>181.2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58464" calcext:value-type="float">
            <text:p>181.2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1512" calcext:value-type="float">
            <text:p>181.2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58464" calcext:value-type="float">
            <text:p>181.2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932" calcext:value-type="float">
            <text:p>181.2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0176" calcext:value-type="float">
            <text:p>181.2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37128" calcext:value-type="float">
            <text:p>181.2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31032" calcext:value-type="float">
            <text:p>181.2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1888" calcext:value-type="float">
            <text:p>181.2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884" calcext:value-type="float">
            <text:p>181.2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5792" calcext:value-type="float">
            <text:p>181.2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9696" calcext:value-type="float">
            <text:p>181.2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36" calcext:value-type="float">
            <text:p>181.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97504" calcext:value-type="float">
            <text:p>181.1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94456" calcext:value-type="float">
            <text:p>181.1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85312" calcext:value-type="float">
            <text:p>181.1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9216" calcext:value-type="float">
            <text:p>181.1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3976" calcext:value-type="float">
            <text:p>181.1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5788" calcext:value-type="float">
            <text:p>181.1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54832" calcext:value-type="float">
            <text:p>181.1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8736" calcext:value-type="float">
            <text:p>181.1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264" calcext:value-type="float">
            <text:p>181.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33496" calcext:value-type="float">
            <text:p>181.1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30448" calcext:value-type="float">
            <text:p>181.1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21304" calcext:value-type="float">
            <text:p>181.1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15208" calcext:value-type="float">
            <text:p>181.1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06064" calcext:value-type="float">
            <text:p>181.1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99968" calcext:value-type="float">
            <text:p>181.0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93872" calcext:value-type="float">
            <text:p>181.0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7776" calcext:value-type="float">
            <text:p>181.0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168" calcext:value-type="float">
            <text:p>181.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5584" calcext:value-type="float">
            <text:p>181.0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644" calcext:value-type="float">
            <text:p>181.0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0344" calcext:value-type="float">
            <text:p>181.0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54248" calcext:value-type="float">
            <text:p>181.0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2056" calcext:value-type="float">
            <text:p>181.0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8152" calcext:value-type="float">
            <text:p>181.0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596" calcext:value-type="float">
            <text:p>181.0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2912" calcext:value-type="float">
            <text:p>181.0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3768" calcext:value-type="float">
            <text:p>181.0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7672" calcext:value-type="float">
            <text:p>181.0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11576" calcext:value-type="float">
            <text:p>181.0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548" calcext:value-type="float">
            <text:p>181.0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9384" calcext:value-type="float">
            <text:p>180.9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024" calcext:value-type="float">
            <text:p>180.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1096" calcext:value-type="float">
            <text:p>180.9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8048" calcext:value-type="float">
            <text:p>180.9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8904" calcext:value-type="float">
            <text:p>180.9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2808" calcext:value-type="float">
            <text:p>180.9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6712" calcext:value-type="float">
            <text:p>180.9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6712" calcext:value-type="float">
            <text:p>180.9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452" calcext:value-type="float">
            <text:p>180.9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5376" calcext:value-type="float">
            <text:p>180.9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5376" calcext:value-type="float">
            <text:p>180.9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6232" calcext:value-type="float">
            <text:p>180.9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17088" calcext:value-type="float">
            <text:p>180.9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10992" calcext:value-type="float">
            <text:p>180.9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07944" calcext:value-type="float">
            <text:p>180.9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988" calcext:value-type="float">
            <text:p>180.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6608" calcext:value-type="float">
            <text:p>180.8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0512" calcext:value-type="float">
            <text:p>180.8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7464" calcext:value-type="float">
            <text:p>180.8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1368" calcext:value-type="float">
            <text:p>180.8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9176" calcext:value-type="float">
            <text:p>180.8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3936" calcext:value-type="float">
            <text:p>180.8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0888" calcext:value-type="float">
            <text:p>180.8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31744" calcext:value-type="float">
            <text:p>180.8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9552" calcext:value-type="float">
            <text:p>180.8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9552" calcext:value-type="float">
            <text:p>180.8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3456" calcext:value-type="float">
            <text:p>180.8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8216" calcext:value-type="float">
            <text:p>180.7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212" calcext:value-type="float">
            <text:p>180.7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9072" calcext:value-type="float">
            <text:p>180.7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2976" calcext:value-type="float">
            <text:p>180.7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6164" calcext:value-type="float">
            <text:p>180.7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55544" calcext:value-type="float">
            <text:p>180.7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9448" calcext:value-type="float">
            <text:p>180.7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0304" calcext:value-type="float">
            <text:p>180.7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34208" calcext:value-type="float">
            <text:p>180.7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5064" calcext:value-type="float">
            <text:p>180.7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2872" calcext:value-type="float">
            <text:p>180.7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6776" calcext:value-type="float">
            <text:p>180.7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068" calcext:value-type="float">
            <text:p>180.7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8488" calcext:value-type="float">
            <text:p>180.6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8488" calcext:value-type="float">
            <text:p>180.6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6296" calcext:value-type="float">
            <text:p>180.6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73248" calcext:value-type="float">
            <text:p>180.6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67152" calcext:value-type="float">
            <text:p>180.6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5496" calcext:value-type="float">
            <text:p>180.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48864" calcext:value-type="float">
            <text:p>180.6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42768" calcext:value-type="float">
            <text:p>180.6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27528" calcext:value-type="float">
            <text:p>180.6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18384" calcext:value-type="float">
            <text:p>180.6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12288" calcext:value-type="float">
            <text:p>180.6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924" calcext:value-type="float">
            <text:p>180.6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6192" calcext:value-type="float">
            <text:p>180.6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97048" calcext:value-type="float">
            <text:p>180.5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87904" calcext:value-type="float">
            <text:p>180.5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81808" calcext:value-type="float">
            <text:p>180.5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75712" calcext:value-type="float">
            <text:p>180.5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6352" calcext:value-type="float">
            <text:p>180.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60472" calcext:value-type="float">
            <text:p>180.5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54376" calcext:value-type="float">
            <text:p>180.5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9136" calcext:value-type="float">
            <text:p>180.5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9992" calcext:value-type="float">
            <text:p>180.5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3896" calcext:value-type="float">
            <text:p>180.5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14752" calcext:value-type="float">
            <text:p>180.5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05608" calcext:value-type="float">
            <text:p>180.5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99512" calcext:value-type="float">
            <text:p>180.4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93416" calcext:value-type="float">
            <text:p>180.4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1224" calcext:value-type="float">
            <text:p>180.4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7208" calcext:value-type="float">
            <text:p>180.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9032" calcext:value-type="float">
            <text:p>180.4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59888" calcext:value-type="float">
            <text:p>180.4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47696" calcext:value-type="float">
            <text:p>180.4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38552" calcext:value-type="float">
            <text:p>180.4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32456" calcext:value-type="float">
            <text:p>180.4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32456" calcext:value-type="float">
            <text:p>180.4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3312" calcext:value-type="float">
            <text:p>180.4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1112" calcext:value-type="float">
            <text:p>180.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98928" calcext:value-type="float">
            <text:p>180.3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92832" calcext:value-type="float">
            <text:p>180.3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6736" calcext:value-type="float">
            <text:p>180.3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77592" calcext:value-type="float">
            <text:p>180.3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71496" calcext:value-type="float">
            <text:p>180.3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2352" calcext:value-type="float">
            <text:p>180.3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53208" calcext:value-type="float">
            <text:p>180.3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37968" calcext:value-type="float">
            <text:p>180.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3492" calcext:value-type="float">
            <text:p>180.3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31872" calcext:value-type="float">
            <text:p>180.3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2728" calcext:value-type="float">
            <text:p>180.3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6632" calcext:value-type="float">
            <text:p>180.3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2728" calcext:value-type="float">
            <text:p>180.3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0536" calcext:value-type="float">
            <text:p>180.3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5296" calcext:value-type="float">
            <text:p>180.2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95296" calcext:value-type="float">
            <text:p>180.2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6152" calcext:value-type="float">
            <text:p>180.2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7008" calcext:value-type="float">
            <text:p>180.2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396" calcext:value-type="float">
            <text:p>180.2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872" calcext:value-type="float">
            <text:p>180.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9576" calcext:value-type="float">
            <text:p>180.2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9576" calcext:value-type="float">
            <text:p>180.2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7384" calcext:value-type="float">
            <text:p>180.2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5192" calcext:value-type="float">
            <text:p>180.2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9096" calcext:value-type="float">
            <text:p>180.2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13" calcext:value-type="float">
            <text:p>180.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9776" calcext:value-type="float">
            <text:p>180.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8616" calcext:value-type="float">
            <text:p>180.1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252" calcext:value-type="float">
            <text:p>180.1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70328" calcext:value-type="float">
            <text:p>180.1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5204" calcext:value-type="float">
            <text:p>180.1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45944" calcext:value-type="float">
            <text:p>180.1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15464" calcext:value-type="float">
            <text:p>180.1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0632" calcext:value-type="float">
            <text:p>180.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97176" calcext:value-type="float">
            <text:p>180.0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88032" calcext:value-type="float">
            <text:p>180.0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7584" calcext:value-type="float">
            <text:p>180.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63648" calcext:value-type="float">
            <text:p>180.0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54504" calcext:value-type="float">
            <text:p>180.0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4536" calcext:value-type="float">
            <text:p>180.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36216" calcext:value-type="float">
            <text:p>180.0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27072" calcext:value-type="float">
            <text:p>180.0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17928" calcext:value-type="float">
            <text:p>180.0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005736" calcext:value-type="float">
            <text:p>180.0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96592" calcext:value-type="float">
            <text:p>179.9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7448" calcext:value-type="float">
            <text:p>179.9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75256" calcext:value-type="float">
            <text:p>179.9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60016" calcext:value-type="float">
            <text:p>179.9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5392" calcext:value-type="float">
            <text:p>179.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44776" calcext:value-type="float">
            <text:p>179.9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9536" calcext:value-type="float">
            <text:p>179.9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2344" calcext:value-type="float">
            <text:p>179.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11248" calcext:value-type="float">
            <text:p>179.9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02104" calcext:value-type="float">
            <text:p>179.9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86864" calcext:value-type="float">
            <text:p>179.8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74672" calcext:value-type="float">
            <text:p>179.8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68576" calcext:value-type="float">
            <text:p>179.8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59432" calcext:value-type="float">
            <text:p>179.8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44192" calcext:value-type="float">
            <text:p>179.8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41144" calcext:value-type="float">
            <text:p>179.8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25904" calcext:value-type="float">
            <text:p>179.8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04568" calcext:value-type="float">
            <text:p>179.8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8472" calcext:value-type="float">
            <text:p>179.7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80184" calcext:value-type="float">
            <text:p>179.7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8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1676" calcext:value-type="float">
            <text:p>179.8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732" calcext:value-type="float">
            <text:p>180.4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9588" calcext:value-type="float">
            <text:p>180.3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5688" calcext:value-type="float">
            <text:p>181.1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88616" calcext:value-type="float">
            <text:p>180.1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2728" calcext:value-type="float">
            <text:p>180.3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0808" calcext:value-type="float">
            <text:p>180.2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348" calcext:value-type="float">
            <text:p>180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47112" calcext:value-type="float">
            <text:p>180.3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22144" calcext:value-type="float">
            <text:p>180.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55672" calcext:value-type="float">
            <text:p>180.2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0808" calcext:value-type="float">
            <text:p>180.2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33752" calcext:value-type="float">
            <text:p>180.1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09952" calcext:value-type="float">
            <text:p>180.2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47112" calcext:value-type="float">
            <text:p>180.3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92" calcext:value-type="float">
            <text:p>180.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064" calcext:value-type="float">
            <text:p>180.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064" calcext:value-type="float">
            <text:p>180.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47112" calcext:value-type="float">
            <text:p>180.3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3584" calcext:value-type="float">
            <text:p>180.3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92" calcext:value-type="float">
            <text:p>180.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0056" calcext:value-type="float">
            <text:p>180.2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34336" calcext:value-type="float">
            <text:p>180.2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7864" calcext:value-type="float">
            <text:p>180.2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4348" calcext:value-type="float">
            <text:p>180.2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3584" calcext:value-type="float">
            <text:p>180.3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2636" calcext:value-type="float">
            <text:p>180.4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35504" calcext:value-type="float">
            <text:p>180.4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8448" calcext:value-type="float">
            <text:p>180.3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22728" calcext:value-type="float">
            <text:p>180.3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8448" calcext:value-type="float">
            <text:p>180.3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1224" calcext:value-type="float">
            <text:p>180.4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14168" calcext:value-type="float">
            <text:p>180.4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8448" calcext:value-type="float">
            <text:p>180.3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3492" calcext:value-type="float">
            <text:p>180.3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0256" calcext:value-type="float">
            <text:p>180.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59888" calcext:value-type="float">
            <text:p>180.4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59888" calcext:value-type="float">
            <text:p>180.4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9784" calcext:value-type="float">
            <text:p>180.3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9784" calcext:value-type="float">
            <text:p>180.3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47696" calcext:value-type="float">
            <text:p>180.4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892" calcext:value-type="float">
            <text:p>180.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01392" calcext:value-type="float">
            <text:p>180.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9784" calcext:value-type="float">
            <text:p>180.3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60472" calcext:value-type="float">
            <text:p>180.5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15336" calcext:value-type="float">
            <text:p>180.6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6088" calcext:value-type="float">
            <text:p>180.5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59888" calcext:value-type="float">
            <text:p>180.4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9784" calcext:value-type="float">
            <text:p>180.3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8448" calcext:value-type="float">
            <text:p>180.3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9032" calcext:value-type="float">
            <text:p>180.4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1224" calcext:value-type="float">
            <text:p>180.4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0256" calcext:value-type="float">
            <text:p>180.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4828" calcext:value-type="float">
            <text:p>180.5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9032" calcext:value-type="float">
            <text:p>180.4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35504" calcext:value-type="float">
            <text:p>180.4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47696" calcext:value-type="float">
            <text:p>180.4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47696" calcext:value-type="float">
            <text:p>180.4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4828" calcext:value-type="float">
            <text:p>180.5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15336" calcext:value-type="float">
            <text:p>180.6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72664" calcext:value-type="float">
            <text:p>180.5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6944" calcext:value-type="float">
            <text:p>180.5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6088" calcext:value-type="float">
            <text:p>180.5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6192" calcext:value-type="float">
            <text:p>180.6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60472" calcext:value-type="float">
            <text:p>180.5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6088" calcext:value-type="float">
            <text:p>180.5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81224" calcext:value-type="float">
            <text:p>180.4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47696" calcext:value-type="float">
            <text:p>180.4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14752" calcext:value-type="float">
            <text:p>180.5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61056" calcext:value-type="float">
            <text:p>180.6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81808" calcext:value-type="float">
            <text:p>180.5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6192" calcext:value-type="float">
            <text:p>180.6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4584" calcext:value-type="float">
            <text:p>180.6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06192" calcext:value-type="float">
            <text:p>180.6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26944" calcext:value-type="float">
            <text:p>180.5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4828" calcext:value-type="float">
            <text:p>180.5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0304" calcext:value-type="float">
            <text:p>180.7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5168" calcext:value-type="float">
            <text:p>180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52496" calcext:value-type="float">
            <text:p>180.7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5168" calcext:value-type="float">
            <text:p>180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8696" calcext:value-type="float">
            <text:p>180.8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6024" calcext:value-type="float">
            <text:p>180.7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6024" calcext:value-type="float">
            <text:p>180.7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6024" calcext:value-type="float">
            <text:p>180.7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6024" calcext:value-type="float">
            <text:p>180.7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0304" calcext:value-type="float">
            <text:p>180.7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52496" calcext:value-type="float">
            <text:p>180.7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592" calcext:value-type="float">
            <text:p>180.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94584" calcext:value-type="float">
            <text:p>180.6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9552" calcext:value-type="float">
            <text:p>180.8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592" calcext:value-type="float">
            <text:p>180.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06776" calcext:value-type="float">
            <text:p>180.7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1592" calcext:value-type="float">
            <text:p>180.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5168" calcext:value-type="float">
            <text:p>180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6024" calcext:value-type="float">
            <text:p>180.7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736" calcext:value-type="float">
            <text:p>180.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8696" calcext:value-type="float">
            <text:p>180.8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5168" calcext:value-type="float">
            <text:p>180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5168" calcext:value-type="float">
            <text:p>180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9552" calcext:value-type="float">
            <text:p>180.8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73832" calcext:value-type="float">
            <text:p>180.7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5168" calcext:value-type="float">
            <text:p>180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28112" calcext:value-type="float">
            <text:p>180.7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0304" calcext:value-type="float">
            <text:p>180.7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0888" calcext:value-type="float">
            <text:p>180.8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5168" calcext:value-type="float">
            <text:p>180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0304" calcext:value-type="float">
            <text:p>180.7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86024" calcext:value-type="float">
            <text:p>180.7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0736" calcext:value-type="float">
            <text:p>180.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0304" calcext:value-type="float">
            <text:p>180.7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0304" calcext:value-type="float">
            <text:p>180.7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0888" calcext:value-type="float">
            <text:p>180.8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86608" calcext:value-type="float">
            <text:p>180.8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28696" calcext:value-type="float">
            <text:p>180.8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95168" calcext:value-type="float">
            <text:p>180.7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9552" calcext:value-type="float">
            <text:p>180.8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07944" calcext:value-type="float">
            <text:p>180.9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4416" calcext:value-type="float">
            <text:p>180.8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07944" calcext:value-type="float">
            <text:p>180.9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0136" calcext:value-type="float">
            <text:p>180.9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072" calcext:value-type="float">
            <text:p>181.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7192" calcext:value-type="float">
            <text:p>180.9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1472" calcext:value-type="float">
            <text:p>180.9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5856" calcext:value-type="float">
            <text:p>180.9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072" calcext:value-type="float">
            <text:p>181.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5104" calcext:value-type="float">
            <text:p>181.0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8528" calcext:value-type="float">
            <text:p>181.0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45104" calcext:value-type="float">
            <text:p>181.0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2912" calcext:value-type="float">
            <text:p>181.0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7192" calcext:value-type="float">
            <text:p>180.9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3664" calcext:value-type="float">
            <text:p>180.9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7192" calcext:value-type="float">
            <text:p>180.9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8528" calcext:value-type="float">
            <text:p>181.0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7192" calcext:value-type="float">
            <text:p>180.9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2328" calcext:value-type="float">
            <text:p>180.9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07944" calcext:value-type="float">
            <text:p>180.9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65856" calcext:value-type="float">
            <text:p>180.9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8632" calcext:value-type="float">
            <text:p>181.0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7192" calcext:value-type="float">
            <text:p>180.9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5" calcext:value-type="float">
            <text:p>180.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53664" calcext:value-type="float">
            <text:p>180.9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99384" calcext:value-type="float">
            <text:p>180.9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1472" calcext:value-type="float">
            <text:p>180.9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07944" calcext:value-type="float">
            <text:p>180.9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0136" calcext:value-type="float">
            <text:p>180.9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32328" calcext:value-type="float">
            <text:p>180.9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0136" calcext:value-type="float">
            <text:p>180.9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0136" calcext:value-type="float">
            <text:p>180.9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20136" calcext:value-type="float">
            <text:p>180.9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1472" calcext:value-type="float">
            <text:p>180.9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41472" calcext:value-type="float">
            <text:p>180.9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87192" calcext:value-type="float">
            <text:p>180.9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975" calcext:value-type="float">
            <text:p>180.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2072" calcext:value-type="float">
            <text:p>181.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99968" calcext:value-type="float">
            <text:p>181.0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78632" calcext:value-type="float">
            <text:p>181.0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644" calcext:value-type="float">
            <text:p>181.0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7776" calcext:value-type="float">
            <text:p>181.0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87776" calcext:value-type="float">
            <text:p>181.0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32912" calcext:value-type="float">
            <text:p>181.0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6644" calcext:value-type="float">
            <text:p>181.0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9216" calcext:value-type="float">
            <text:p>181.1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45688" calcext:value-type="float">
            <text:p>181.1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91408" calcext:value-type="float">
            <text:p>181.1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9216" calcext:value-type="float">
            <text:p>181.1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54832" calcext:value-type="float">
            <text:p>181.1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54832" calcext:value-type="float">
            <text:p>181.1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91408" calcext:value-type="float">
            <text:p>181.1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2744" calcext:value-type="float">
            <text:p>181.2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4936" calcext:value-type="float">
            <text:p>181.2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4936" calcext:value-type="float">
            <text:p>181.2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98" calcext:value-type="float">
            <text:p>181.2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1136" calcext:value-type="float">
            <text:p>181.3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552" calcext:value-type="float">
            <text:p>181.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7124" calcext:value-type="float">
            <text:p>181.3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4936" calcext:value-type="float">
            <text:p>181.2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3408" calcext:value-type="float">
            <text:p>181.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58464" calcext:value-type="float">
            <text:p>181.2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1136" calcext:value-type="float">
            <text:p>181.3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3328" calcext:value-type="float">
            <text:p>181.3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13328" calcext:value-type="float">
            <text:p>181.3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01136" calcext:value-type="float">
            <text:p>181.3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98" calcext:value-type="float">
            <text:p>181.2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4936" calcext:value-type="float">
            <text:p>181.2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2744" calcext:value-type="float">
            <text:p>181.2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67024" calcext:value-type="float">
            <text:p>181.1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79216" calcext:value-type="float">
            <text:p>181.1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12744" calcext:value-type="float">
            <text:p>181.2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24936" calcext:value-type="float">
            <text:p>181.2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3408" calcext:value-type="float">
            <text:p>181.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67608" calcext:value-type="float">
            <text:p>181.2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40888" calcext:value-type="float">
            <text:p>180.8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62224" calcext:value-type="float">
            <text:p>180.8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5308" calcext:value-type="float">
            <text:p>180.8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4416" calcext:value-type="float">
            <text:p>180.8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9552" calcext:value-type="float">
            <text:p>180.8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61056" calcext:value-type="float">
            <text:p>180.6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27528" calcext:value-type="float">
            <text:p>180.6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56456" calcext:value-type="float">
            <text:p>181.9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44264" calcext:value-type="float">
            <text:p>181.9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66184" calcext:value-type="float">
            <text:p>182.0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66184" calcext:value-type="float">
            <text:p>182.0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32656" calcext:value-type="float">
            <text:p>182.0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23512" calcext:value-type="float">
            <text:p>182.0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66184" calcext:value-type="float">
            <text:p>182.0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32656" calcext:value-type="float">
            <text:p>182.0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24096" calcext:value-type="float">
            <text:p>182.1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66184" calcext:value-type="float">
            <text:p>182.0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44848" calcext:value-type="float">
            <text:p>182.0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99128" calcext:value-type="float">
            <text:p>181.9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56" calcext:value-type="float">
            <text:p>181.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36288" calcext:value-type="float">
            <text:p>182.1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69816" calcext:value-type="float">
            <text:p>182.1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36288" calcext:value-type="float">
            <text:p>182.1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12488" calcext:value-type="float">
            <text:p>182.2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704" calcext:value-type="float">
            <text:p>182.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191408" calcext:value-type="float">
            <text:p>181.1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37712" calcext:value-type="float">
            <text:p>181.3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37712" calcext:value-type="float">
            <text:p>181.3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798" calcext:value-type="float">
            <text:p>181.2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37712" calcext:value-type="float">
            <text:p>181.3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46272" calcext:value-type="float">
            <text:p>181.2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200552" calcext:value-type="float">
            <text:p>181.2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46856" calcext:value-type="float">
            <text:p>181.3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13912" calcext:value-type="float">
            <text:p>181.4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04768" calcext:value-type="float">
            <text:p>181.4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17544" calcext:value-type="float">
            <text:p>181.5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59048" calcext:value-type="float">
            <text:p>181.3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80384" calcext:value-type="float">
            <text:p>181.3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46856" calcext:value-type="float">
            <text:p>181.3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59632" calcext:value-type="float">
            <text:p>181.4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60216" calcext:value-type="float">
            <text:p>181.5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4744" calcext:value-type="float">
            <text:p>181.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3888" calcext:value-type="float">
            <text:p>181.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60216" calcext:value-type="float">
            <text:p>181.5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39464" calcext:value-type="float">
            <text:p>181.6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93744" calcext:value-type="float">
            <text:p>181.5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93744" calcext:value-type="float">
            <text:p>181.5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72992" calcext:value-type="float">
            <text:p>181.6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63848" calcext:value-type="float">
            <text:p>181.6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672992" calcext:value-type="float">
            <text:p>181.6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819296" calcext:value-type="float">
            <text:p>181.8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64432" calcext:value-type="float">
            <text:p>181.7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85768" calcext:value-type="float">
            <text:p>181.7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1988" calcext:value-type="float">
            <text:p>181.9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77792" calcext:value-type="float">
            <text:p>181.9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56456" calcext:value-type="float">
            <text:p>181.9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78376" calcext:value-type="float">
            <text:p>182.0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5704" calcext:value-type="float">
            <text:p>182.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36288" calcext:value-type="float">
            <text:p>182.1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36872" calcext:value-type="float">
            <text:p>182.2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36872" calcext:value-type="float">
            <text:p>182.2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25264" calcext:value-type="float">
            <text:p>182.3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37456" calcext:value-type="float">
            <text:p>182.3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2468" calcext:value-type="float">
            <text:p>182.2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3176" calcext:value-type="float">
            <text:p>182.3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8792" calcext:value-type="float">
            <text:p>182.3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28896" calcext:value-type="float">
            <text:p>182.4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50232" calcext:value-type="float">
            <text:p>182.4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95952" calcext:value-type="float">
            <text:p>182.4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752" calcext:value-type="float">
            <text:p>182.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656" calcext:value-type="float">
            <text:p>181.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1132" calcext:value-type="float">
            <text:p>182.0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44848" calcext:value-type="float">
            <text:p>182.0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090568" calcext:value-type="float">
            <text:p>182.0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24096" calcext:value-type="float">
            <text:p>182.1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12488" calcext:value-type="float">
            <text:p>182.2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1612" calcext:value-type="float">
            <text:p>182.3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291736" calcext:value-type="float">
            <text:p>182.2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58792" calcext:value-type="float">
            <text:p>182.3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83176" calcext:value-type="float">
            <text:p>182.3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28896" calcext:value-type="float">
            <text:p>182.4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84344" calcext:value-type="float">
            <text:p>182.5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370984" calcext:value-type="float">
            <text:p>182.3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495952" calcext:value-type="float">
            <text:p>182.4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84344" calcext:value-type="float">
            <text:p>182.5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514" calcext:value-type="float">
            <text:p>182.6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8856" calcext:value-type="float">
            <text:p>182.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901336" calcext:value-type="float">
            <text:p>182.9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0192" calcext:value-type="float">
            <text:p>183.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4764" calcext:value-type="float">
            <text:p>183.0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03088" calcext:value-type="float">
            <text:p>183.2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4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528" calcext:value-type="float">
            <text:p>183.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0784" calcext:value-type="float">
            <text:p>184.5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8008" calcext:value-type="float">
            <text:p>184.4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356" calcext:value-type="float">
            <text:p>184.6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1548" calcext:value-type="float">
            <text:p>184.8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0692" calcext:value-type="float">
            <text:p>184.9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61784" calcext:value-type="float">
            <text:p>184.9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86752" calcext:value-type="float">
            <text:p>185.0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9696" calcext:value-type="float">
            <text:p>185.0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41616" calcext:value-type="float">
            <text:p>185.1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12304" calcext:value-type="float">
            <text:p>185.3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33056" calcext:value-type="float">
            <text:p>185.2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67168" calcext:value-type="float">
            <text:p>185.3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37856" calcext:value-type="float">
            <text:p>185.5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25664" calcext:value-type="float">
            <text:p>185.5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72552" calcext:value-type="float">
            <text:p>185.7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59776" calcext:value-type="float">
            <text:p>185.6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839608" calcext:value-type="float">
            <text:p>185.8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10296" calcext:value-type="float">
            <text:p>186.0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6516" calcext:value-type="float">
            <text:p>186.0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1088" calcext:value-type="float">
            <text:p>186.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98104" calcext:value-type="float">
            <text:p>185.9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77936" calcext:value-type="float">
            <text:p>186.1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77936" calcext:value-type="float">
            <text:p>186.1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10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6328" calcext:value-type="float">
            <text:p>186.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64192" calcext:value-type="float">
            <text:p>187.4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09912" calcext:value-type="float">
            <text:p>187.5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31248" calcext:value-type="float">
            <text:p>187.5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22104" calcext:value-type="float">
            <text:p>187.5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76968" calcext:value-type="float">
            <text:p>187.5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76968" calcext:value-type="float">
            <text:p>187.5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56216" calcext:value-type="float">
            <text:p>187.6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35464" calcext:value-type="float">
            <text:p>187.7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23272" calcext:value-type="float">
            <text:p>187.7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68992" calcext:value-type="float">
            <text:p>187.7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23856" calcext:value-type="float">
            <text:p>187.8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69576" calcext:value-type="float">
            <text:p>187.8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69576" calcext:value-type="float">
            <text:p>187.8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9396" calcext:value-type="float">
            <text:p>187.8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03688" calcext:value-type="float">
            <text:p>188.0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616" calcext:value-type="float">
            <text:p>188.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10732" calcext:value-type="float">
            <text:p>188.1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07904" calcext:value-type="float">
            <text:p>188.2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08488" calcext:value-type="float">
            <text:p>188.3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54208" calcext:value-type="float">
            <text:p>188.3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3404" calcext:value-type="float">
            <text:p>188.5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22432" calcext:value-type="float">
            <text:p>188.6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22432" calcext:value-type="float">
            <text:p>188.6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60176" calcext:value-type="float">
            <text:p>188.8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8832" calcext:value-type="float">
            <text:p>188.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01096" calcext:value-type="float">
            <text:p>188.6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05312" calcext:value-type="float">
            <text:p>188.8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3884" calcext:value-type="float">
            <text:p>188.8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39424" calcext:value-type="float">
            <text:p>188.9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03888" calcext:value-type="float">
            <text:p>189.6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24056" calcext:value-type="float">
            <text:p>189.4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792864" calcext:value-type="float">
            <text:p>189.7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884304" calcext:value-type="float">
            <text:p>189.8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19" calcext:value-type="float">
            <text:p>190.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311024" calcext:value-type="float">
            <text:p>190.3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37808" calcext:value-type="float">
            <text:p>190.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70104" calcext:value-type="float">
            <text:p>190.5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695072" calcext:value-type="float">
            <text:p>190.6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795656" calcext:value-type="float">
            <text:p>190.7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42544" calcext:value-type="float">
            <text:p>191.0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042544" calcext:value-type="float">
            <text:p>191.0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234568" calcext:value-type="float">
            <text:p>191.2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6012" calcext:value-type="float">
            <text:p>191.4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661288" calcext:value-type="float">
            <text:p>191.6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707008" calcext:value-type="float">
            <text:p>191.7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953896" calcext:value-type="float">
            <text:p>191.9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66672" calcext:value-type="float">
            <text:p>192.0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19164" calcext:value-type="float">
            <text:p>192.1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31356" calcext:value-type="float">
            <text:p>192.3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493392" calcext:value-type="float">
            <text:p>192.4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66408" calcext:value-type="float">
            <text:p>192.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843912" calcext:value-type="float">
            <text:p>192.8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069464" calcext:value-type="float">
            <text:p>193.0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237104" calcext:value-type="float">
            <text:p>193.2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34988" calcext:value-type="float">
            <text:p>193.3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462656" calcext:value-type="float">
            <text:p>193.4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84576" calcext:value-type="float">
            <text:p>193.5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755264" calcext:value-type="float">
            <text:p>193.7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102736" calcext:value-type="float">
            <text:p>194.1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102736" calcext:value-type="float">
            <text:p>194.1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227704" calcext:value-type="float">
            <text:p>194.2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383152" calcext:value-type="float">
            <text:p>194.3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50812" calcext:value-type="float">
            <text:p>194.5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788536" calcext:value-type="float">
            <text:p>194.7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4.925696" calcext:value-type="float">
            <text:p>194.9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38472" calcext:value-type="float">
            <text:p>195.0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59808" calcext:value-type="float">
            <text:p>195.0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81144" calcext:value-type="float">
            <text:p>195.0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19392" calcext:value-type="float">
            <text:p>195.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059552" calcext:value-type="float">
            <text:p>196.0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1388" calcext:value-type="float">
            <text:p>196.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263768" calcext:value-type="float">
            <text:p>196.2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385688" calcext:value-type="float">
            <text:p>196.3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477128" calcext:value-type="float">
            <text:p>196.4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556376" calcext:value-type="float">
            <text:p>196.5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23432" calcext:value-type="float">
            <text:p>196.6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61124" calcext:value-type="float">
            <text:p>196.6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24016" calcext:value-type="float">
            <text:p>196.7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58128" calcext:value-type="float">
            <text:p>196.8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95288" calcext:value-type="float">
            <text:p>196.9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6176" calcext:value-type="float">
            <text:p>196.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49568" calcext:value-type="float">
            <text:p>196.9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74536" calcext:value-type="float">
            <text:p>197.0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294" calcext:value-type="float">
            <text:p>197.1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54368" calcext:value-type="float">
            <text:p>197.2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4276" calcext:value-type="float">
            <text:p>197.3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2008" calcext:value-type="float">
            <text:p>197.4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2008" calcext:value-type="float">
            <text:p>197.4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22592" calcext:value-type="float">
            <text:p>197.5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80504" calcext:value-type="float">
            <text:p>197.5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68896" calcext:value-type="float">
            <text:p>197.6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26808" calcext:value-type="float">
            <text:p>197.7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06056" calcext:value-type="float">
            <text:p>197.8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15784" calcext:value-type="float">
            <text:p>197.9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61504" calcext:value-type="float">
            <text:p>197.9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85888" calcext:value-type="float">
            <text:p>197.9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2856" calcext:value-type="float">
            <text:p>198.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5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62088" calcext:value-type="float">
            <text:p>198.0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2" calcext:value-type="float">
            <text:p>19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07808" calcext:value-type="float">
            <text:p>198.1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6572" calcext:value-type="float">
            <text:p>198.1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4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7428" calcext:value-type="float">
            <text:p>198.0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7428" calcext:value-type="float">
            <text:p>198.0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86472" calcext:value-type="float">
            <text:p>198.0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4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86472" calcext:value-type="float">
            <text:p>198.0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08392" calcext:value-type="float">
            <text:p>198.2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20584" calcext:value-type="float">
            <text:p>198.2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3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21168" calcext:value-type="float">
            <text:p>198.3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78496" calcext:value-type="float">
            <text:p>198.2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3336" calcext:value-type="float">
            <text:p>198.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3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58328" calcext:value-type="float">
            <text:p>198.4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58328" calcext:value-type="float">
            <text:p>198.4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13192" calcext:value-type="float">
            <text:p>198.5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25384" calcext:value-type="float">
            <text:p>198.5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1" calcext:value-type="float">
            <text:p>198.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1104" calcext:value-type="float">
            <text:p>198.5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4528" calcext:value-type="float">
            <text:p>198.5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1" calcext:value-type="float">
            <text:p>198.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672" calcext:value-type="float">
            <text:p>198.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93024" calcext:value-type="float">
            <text:p>198.6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3776" calcext:value-type="float">
            <text:p>198.6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93608" calcext:value-type="float">
            <text:p>198.7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71688" calcext:value-type="float">
            <text:p>198.6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2272" calcext:value-type="float">
            <text:p>198.7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7408" calcext:value-type="float">
            <text:p>198.7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9328" calcext:value-type="float">
            <text:p>198.8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2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84464" calcext:value-type="float">
            <text:p>198.7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2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6008" calcext:value-type="float">
            <text:p>198.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38744" calcext:value-type="float">
            <text:p>198.7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50936" calcext:value-type="float">
            <text:p>198.7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93608" calcext:value-type="float">
            <text:p>198.7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27136" calcext:value-type="float">
            <text:p>198.8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0768" calcext:value-type="float">
            <text:p>198.9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344" calcext:value-type="float">
            <text:p>198.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0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5632" calcext:value-type="float">
            <text:p>198.9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0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9912" calcext:value-type="float">
            <text:p>198.9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6216" calcext:value-type="float">
            <text:p>199.0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3544" calcext:value-type="float">
            <text:p>199.0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06" calcext:value-type="float">
            <text:p>199.1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5464" calcext:value-type="float">
            <text:p>199.1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10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2" calcext:value-type="float">
            <text:p>19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9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4128" calcext:value-type="float">
            <text:p>199.1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6216" calcext:value-type="float">
            <text:p>199.0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7072" calcext:value-type="float">
            <text:p>199.0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7072" calcext:value-type="float">
            <text:p>199.0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0016" calcext:value-type="float">
            <text:p>199.0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9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2688" calcext:value-type="float">
            <text:p>199.0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8408" calcext:value-type="float">
            <text:p>199.0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9744" calcext:value-type="float">
            <text:p>199.1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8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06" calcext:value-type="float">
            <text:p>199.1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7656" calcext:value-type="float">
            <text:p>199.1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4128" calcext:value-type="float">
            <text:p>199.1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8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5464" calcext:value-type="float">
            <text:p>199.1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632" calcext:value-type="float">
            <text:p>199.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7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7656" calcext:value-type="float">
            <text:p>199.1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7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8992" calcext:value-type="float">
            <text:p>199.1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7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5152" calcext:value-type="float">
            <text:p>198.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058" calcext:value-type="float">
            <text:p>198.8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7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9328" calcext:value-type="float">
            <text:p>198.8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7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27136" calcext:value-type="float">
            <text:p>198.8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6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93608" calcext:value-type="float">
            <text:p>198.7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6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5152" calcext:value-type="float">
            <text:p>198.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6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6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9912" calcext:value-type="float">
            <text:p>198.9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6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344" calcext:value-type="float">
            <text:p>198.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6384" calcext:value-type="float">
            <text:p>198.9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9724" calcext:value-type="float">
            <text:p>198.8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9328" calcext:value-type="float">
            <text:p>198.8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27136" calcext:value-type="float">
            <text:p>198.8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9328" calcext:value-type="float">
            <text:p>198.8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84464" calcext:value-type="float">
            <text:p>198.7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4296" calcext:value-type="float">
            <text:p>198.9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3712" calcext:value-type="float">
            <text:p>198.8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18576" calcext:value-type="float">
            <text:p>198.9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9496" calcext:value-type="float">
            <text:p>198.6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4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25968" calcext:value-type="float">
            <text:p>198.6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0768" calcext:value-type="float">
            <text:p>198.9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9724" calcext:value-type="float">
            <text:p>198.8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5152" calcext:value-type="float">
            <text:p>198.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2856" calcext:value-type="float">
            <text:p>198.8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4296" calcext:value-type="float">
            <text:p>198.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0768" calcext:value-type="float">
            <text:p>198.9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2856" calcext:value-type="float">
            <text:p>198.8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0768" calcext:value-type="float">
            <text:p>198.9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4296" calcext:value-type="float">
            <text:p>198.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3712" calcext:value-type="float">
            <text:p>198.8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0768" calcext:value-type="float">
            <text:p>198.9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916" calcext:value-type="float">
            <text:p>199.0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18576" calcext:value-type="float">
            <text:p>198.9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9912" calcext:value-type="float">
            <text:p>198.9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7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4296" calcext:value-type="float">
            <text:p>198.9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9328" calcext:value-type="float">
            <text:p>198.8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4296" calcext:value-type="float">
            <text:p>198.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97824" calcext:value-type="float">
            <text:p>198.9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27136" calcext:value-type="float">
            <text:p>198.8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6384" calcext:value-type="float">
            <text:p>198.9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2856" calcext:value-type="float">
            <text:p>198.8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916" calcext:value-type="float">
            <text:p>199.0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97824" calcext:value-type="float">
            <text:p>198.9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18576" calcext:value-type="float">
            <text:p>198.9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18576" calcext:value-type="float">
            <text:p>198.9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1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1352" calcext:value-type="float">
            <text:p>199.0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5632" calcext:value-type="float">
            <text:p>198.9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58328" calcext:value-type="float">
            <text:p>198.4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8576" calcext:value-type="float">
            <text:p>198.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91856" calcext:value-type="float">
            <text:p>198.4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1" calcext:value-type="float">
            <text:p>198.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0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1" calcext:value-type="float">
            <text:p>198.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0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72" calcext:value-type="float">
            <text:p>198.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19288" calcext:value-type="float">
            <text:p>198.5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97952" calcext:value-type="float">
            <text:p>198.4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8536" calcext:value-type="float">
            <text:p>198.5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10144" calcext:value-type="float">
            <text:p>198.5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72" calcext:value-type="float">
            <text:p>198.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72" calcext:value-type="float">
            <text:p>198.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0728" calcext:value-type="float">
            <text:p>198.6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72" calcext:value-type="float">
            <text:p>198.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6448" calcext:value-type="float">
            <text:p>198.6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9912" calcext:value-type="float">
            <text:p>198.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57032" calcext:value-type="float">
            <text:p>198.7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484" calcext:value-type="float">
            <text:p>198.7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8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8368" calcext:value-type="float">
            <text:p>198.7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1896" calcext:value-type="float">
            <text:p>198.8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9056" calcext:value-type="float">
            <text:p>198.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7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1896" calcext:value-type="float">
            <text:p>198.8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484" calcext:value-type="float">
            <text:p>198.7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02752" calcext:value-type="float">
            <text:p>198.8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1896" calcext:value-type="float">
            <text:p>198.8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7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1896" calcext:value-type="float">
            <text:p>198.8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8368" calcext:value-type="float">
            <text:p>198.7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8368" calcext:value-type="float">
            <text:p>198.7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6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1896" calcext:value-type="float">
            <text:p>198.8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6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3336" calcext:value-type="float">
            <text:p>198.9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8952" calcext:value-type="float">
            <text:p>198.8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6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3336" calcext:value-type="float">
            <text:p>198.9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91144" calcext:value-type="float">
            <text:p>198.8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1248" calcext:value-type="float">
            <text:p>198.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5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1248" calcext:value-type="float">
            <text:p>198.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8952" calcext:value-type="float">
            <text:p>198.8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24672" calcext:value-type="float">
            <text:p>198.9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9808" calcext:value-type="float">
            <text:p>198.8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582" calcext:value-type="float">
            <text:p>198.9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582" calcext:value-type="float">
            <text:p>198.9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91144" calcext:value-type="float">
            <text:p>198.8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6864" calcext:value-type="float">
            <text:p>198.9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3336" calcext:value-type="float">
            <text:p>198.9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24088" calcext:value-type="float">
            <text:p>198.8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6864" calcext:value-type="float">
            <text:p>198.9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9808" calcext:value-type="float">
            <text:p>198.8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1312" calcext:value-type="float">
            <text:p>198.7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9808" calcext:value-type="float">
            <text:p>198.8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3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9808" calcext:value-type="float">
            <text:p>198.8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02752" calcext:value-type="float">
            <text:p>198.8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23504" calcext:value-type="float">
            <text:p>198.7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02752" calcext:value-type="float">
            <text:p>198.8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628" calcext:value-type="float">
            <text:p>198.8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9976" calcext:value-type="float">
            <text:p>198.6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6448" calcext:value-type="float">
            <text:p>198.6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7888" calcext:value-type="float">
            <text:p>198.7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81416" calcext:value-type="float">
            <text:p>198.7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3424" calcext:value-type="float">
            <text:p>190.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856" calcext:value-type="float">
            <text:p>189.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58752" calcext:value-type="float">
            <text:p>189.6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4656" calcext:value-type="float">
            <text:p>189.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91696" calcext:value-type="float">
            <text:p>189.5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45976" calcext:value-type="float">
            <text:p>189.5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91112" calcext:value-type="float">
            <text:p>189.4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856" calcext:value-type="float">
            <text:p>189.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332" calcext:value-type="float">
            <text:p>189.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78336" calcext:value-type="float">
            <text:p>189.3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20424" calcext:value-type="float">
            <text:p>189.3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53368" calcext:value-type="float">
            <text:p>189.2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10696" calcext:value-type="float">
            <text:p>189.2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131448" calcext:value-type="float">
            <text:p>189.1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040008" calcext:value-type="float">
            <text:p>189.0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27232" calcext:value-type="float">
            <text:p>188.9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27232" calcext:value-type="float">
            <text:p>188.9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60176" calcext:value-type="float">
            <text:p>188.8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80928" calcext:value-type="float">
            <text:p>188.7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71784" calcext:value-type="float">
            <text:p>188.7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92536" calcext:value-type="float">
            <text:p>188.6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59008" calcext:value-type="float">
            <text:p>188.6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67568" calcext:value-type="float">
            <text:p>188.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8832" calcext:value-type="float">
            <text:p>188.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1212" calcext:value-type="float">
            <text:p>188.4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53624" calcext:value-type="float">
            <text:p>188.2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99344" calcext:value-type="float">
            <text:p>188.2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195712" calcext:value-type="float">
            <text:p>188.1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85984" calcext:value-type="float">
            <text:p>188.0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15304" calcext:value-type="float">
            <text:p>188.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0616" calcext:value-type="float">
            <text:p>188.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961016" calcext:value-type="float">
            <text:p>187.9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0252" calcext:value-type="float">
            <text:p>187.8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814712" calcext:value-type="float">
            <text:p>187.8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59848" calcext:value-type="float">
            <text:p>187.7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613544" calcext:value-type="float">
            <text:p>187.6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522104" calcext:value-type="float">
            <text:p>187.5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55048" calcext:value-type="float">
            <text:p>187.4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76384" calcext:value-type="float">
            <text:p>187.4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8248" calcext:value-type="float">
            <text:p>187.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320936" calcext:value-type="float">
            <text:p>187.3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50832" calcext:value-type="float">
            <text:p>187.2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50832" calcext:value-type="float">
            <text:p>187.2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74632" calcext:value-type="float">
            <text:p>187.1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41104" calcext:value-type="float">
            <text:p>187.1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82608" calcext:value-type="float">
            <text:p>186.9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17768" calcext:value-type="float">
            <text:p>187.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0336" calcext:value-type="float">
            <text:p>186.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744864" calcext:value-type="float">
            <text:p>186.7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790584" calcext:value-type="float">
            <text:p>186.7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56472" calcext:value-type="float">
            <text:p>186.6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32088" calcext:value-type="float">
            <text:p>186.6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3092" calcext:value-type="float">
            <text:p>186.4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9" calcext:value-type="float">
            <text:p>186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2236" calcext:value-type="float">
            <text:p>186.5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363864" calcext:value-type="float">
            <text:p>186.3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205368" calcext:value-type="float">
            <text:p>186.2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16976" calcext:value-type="float">
            <text:p>186.1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84032" calcext:value-type="float">
            <text:p>186.1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37144" calcext:value-type="float">
            <text:p>185.9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824368" calcext:value-type="float">
            <text:p>185.8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03616" calcext:value-type="float">
            <text:p>185.9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32928" calcext:value-type="float">
            <text:p>185.7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11592" calcext:value-type="float">
            <text:p>185.7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65872" calcext:value-type="float">
            <text:p>185.6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65288" calcext:value-type="float">
            <text:p>185.5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65368" calcext:value-type="float">
            <text:p>185.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97648" calcext:value-type="float">
            <text:p>185.3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06792" calcext:value-type="float">
            <text:p>185.4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184" calcext:value-type="float">
            <text:p>185.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93432" calcext:value-type="float">
            <text:p>185.1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2696" calcext:value-type="float">
            <text:p>185.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47712" calcext:value-type="float">
            <text:p>185.1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14184" calcext:value-type="float">
            <text:p>185.1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47128" calcext:value-type="float">
            <text:p>185.0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0136" calcext:value-type="float">
            <text:p>185.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38568" calcext:value-type="float">
            <text:p>185.1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56224" calcext:value-type="float">
            <text:p>185.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980072" calcext:value-type="float">
            <text:p>184.9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867296" calcext:value-type="float">
            <text:p>184.8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11848" calcext:value-type="float">
            <text:p>184.7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4116" calcext:value-type="float">
            <text:p>184.5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39992" calcext:value-type="float">
            <text:p>184.3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3688" calcext:value-type="float">
            <text:p>184.1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47384" calcext:value-type="float">
            <text:p>184.0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0108" calcext:value-type="float">
            <text:p>183.9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54776" calcext:value-type="float">
            <text:p>183.7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17032" calcext:value-type="float">
            <text:p>183.5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0144" calcext:value-type="float">
            <text:p>183.2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2384" calcext:value-type="float">
            <text:p>183.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5808" calcext:value-type="float">
            <text:p>182.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8064" calcext:value-type="float">
            <text:p>180.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6792" calcext:value-type="float">
            <text:p>215.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3744" calcext:value-type="float">
            <text:p>215.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6792" calcext:value-type="float">
            <text:p>215.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6792" calcext:value-type="float">
            <text:p>215.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2888" calcext:value-type="float">
            <text:p>215.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5936" calcext:value-type="float">
            <text:p>215.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984" calcext:value-type="float">
            <text:p>215.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984" calcext:value-type="float">
            <text:p>215.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5936" calcext:value-type="float">
            <text:p>215.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52" calcext:value-type="float">
            <text:p>216.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05152" calcext:value-type="float">
            <text:p>218.0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21104" calcext:value-type="float">
            <text:p>217.6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9624" calcext:value-type="float">
            <text:p>217.2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52" calcext:value-type="float">
            <text:p>216.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0612" calcext:value-type="float">
            <text:p>216.6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9464" calcext:value-type="float">
            <text:p>216.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68504" calcext:value-type="float">
            <text:p>215.8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8608" calcext:value-type="float">
            <text:p>216.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05736" calcext:value-type="float">
            <text:p>218.1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12544" calcext:value-type="float">
            <text:p>217.7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3632" calcext:value-type="float">
            <text:p>217.2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9756" calcext:value-type="float">
            <text:p>216.6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97688" calcext:value-type="float">
            <text:p>216.1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6792" calcext:value-type="float">
            <text:p>215.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8692" calcext:value-type="float">
            <text:p>215.3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356" calcext:value-type="float">
            <text:p>215.1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64416" calcext:value-type="float">
            <text:p>215.1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00992" calcext:value-type="float">
            <text:p>215.2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33936" calcext:value-type="float">
            <text:p>215.1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9448" calcext:value-type="float">
            <text:p>215.0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32768" calcext:value-type="float">
            <text:p>214.9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1448" calcext:value-type="float">
            <text:p>214.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54104" calcext:value-type="float">
            <text:p>214.9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4856" calcext:value-type="float">
            <text:p>214.8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54104" calcext:value-type="float">
            <text:p>214.9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1448" calcext:value-type="float">
            <text:p>214.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87048" calcext:value-type="float">
            <text:p>214.8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87048" calcext:value-type="float">
            <text:p>214.8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1448" calcext:value-type="float">
            <text:p>214.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9072" calcext:value-type="float">
            <text:p>215.0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99824" calcext:value-type="float">
            <text:p>214.9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1448" calcext:value-type="float">
            <text:p>214.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1536" calcext:value-type="float">
            <text:p>214.9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54104" calcext:value-type="float">
            <text:p>214.9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99824" calcext:value-type="float">
            <text:p>214.9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32768" calcext:value-type="float">
            <text:p>214.9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1536" calcext:value-type="float">
            <text:p>214.9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23624" calcext:value-type="float">
            <text:p>214.9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32768" calcext:value-type="float">
            <text:p>214.9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98656" calcext:value-type="float">
            <text:p>214.7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1448" calcext:value-type="float">
            <text:p>214.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54104" calcext:value-type="float">
            <text:p>214.9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4856" calcext:value-type="float">
            <text:p>214.8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80368" calcext:value-type="float">
            <text:p>214.7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98656" calcext:value-type="float">
            <text:p>214.7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40744" calcext:value-type="float">
            <text:p>214.7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71224" calcext:value-type="float">
            <text:p>214.7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316" calcext:value-type="float">
            <text:p>214.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13312" calcext:value-type="float">
            <text:p>214.7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22456" calcext:value-type="float">
            <text:p>214.7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5024" calcext:value-type="float">
            <text:p>214.6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6256" calcext:value-type="float">
            <text:p>214.6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8588" calcext:value-type="float">
            <text:p>214.6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016" calcext:value-type="float">
            <text:p>214.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97488" calcext:value-type="float">
            <text:p>214.5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7968" calcext:value-type="float">
            <text:p>214.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18824" calcext:value-type="float">
            <text:p>214.6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97488" calcext:value-type="float">
            <text:p>214.5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97488" calcext:value-type="float">
            <text:p>214.5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0912" calcext:value-type="float">
            <text:p>214.5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1824" calcext:value-type="float">
            <text:p>214.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51768" calcext:value-type="float">
            <text:p>214.5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39576" calcext:value-type="float">
            <text:p>214.5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7252" calcext:value-type="float">
            <text:p>214.4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54232" calcext:value-type="float">
            <text:p>214.4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03" calcext:value-type="float">
            <text:p>214.5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7968" calcext:value-type="float">
            <text:p>214.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4872" calcext:value-type="float">
            <text:p>214.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7968" calcext:value-type="float">
            <text:p>214.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88344" calcext:value-type="float">
            <text:p>214.5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30432" calcext:value-type="float">
            <text:p>214.5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0912" calcext:value-type="float">
            <text:p>214.5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06632" calcext:value-type="float">
            <text:p>214.6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4872" calcext:value-type="float">
            <text:p>214.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7112" calcext:value-type="float">
            <text:p>214.6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7968" calcext:value-type="float">
            <text:p>214.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7112" calcext:value-type="float">
            <text:p>214.6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5024" calcext:value-type="float">
            <text:p>214.6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7968" calcext:value-type="float">
            <text:p>214.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5024" calcext:value-type="float">
            <text:p>214.6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92" calcext:value-type="float">
            <text:p>214.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5024" calcext:value-type="float">
            <text:p>214.6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18824" calcext:value-type="float">
            <text:p>214.6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554" calcext:value-type="float">
            <text:p>214.6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316" calcext:value-type="float">
            <text:p>214.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64544" calcext:value-type="float">
            <text:p>214.6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73688" calcext:value-type="float">
            <text:p>214.6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5024" calcext:value-type="float">
            <text:p>214.6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98656" calcext:value-type="float">
            <text:p>214.7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04168" calcext:value-type="float">
            <text:p>214.7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7968" calcext:value-type="float">
            <text:p>214.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64544" calcext:value-type="float">
            <text:p>214.6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13312" calcext:value-type="float">
            <text:p>214.7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40744" calcext:value-type="float">
            <text:p>214.7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04168" calcext:value-type="float">
            <text:p>214.7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6208" calcext:value-type="float">
            <text:p>214.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078" calcext:value-type="float">
            <text:p>214.8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3828" calcext:value-type="float">
            <text:p>214.8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80368" calcext:value-type="float">
            <text:p>214.7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56568" calcext:value-type="float">
            <text:p>214.8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56568" calcext:value-type="float">
            <text:p>214.8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078" calcext:value-type="float">
            <text:p>214.8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89512" calcext:value-type="float">
            <text:p>214.7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32768" calcext:value-type="float">
            <text:p>214.9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87048" calcext:value-type="float">
            <text:p>214.8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47424" calcext:value-type="float">
            <text:p>214.8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4856" calcext:value-type="float">
            <text:p>214.8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4856" calcext:value-type="float">
            <text:p>214.8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05336" calcext:value-type="float">
            <text:p>214.9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9992" calcext:value-type="float">
            <text:p>214.8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3828" calcext:value-type="float">
            <text:p>214.8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47424" calcext:value-type="float">
            <text:p>214.8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2116" calcext:value-type="float">
            <text:p>215.0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9068" calcext:value-type="float">
            <text:p>214.9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64" calcext:value-type="float">
            <text:p>215.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72392" calcext:value-type="float">
            <text:p>214.9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9072" calcext:value-type="float">
            <text:p>215.0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9072" calcext:value-type="float">
            <text:p>215.0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9448" calcext:value-type="float">
            <text:p>215.0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0304" calcext:value-type="float">
            <text:p>215.0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48592" calcext:value-type="float">
            <text:p>215.0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7736" calcext:value-type="float">
            <text:p>215.0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0304" calcext:value-type="float">
            <text:p>215.0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54104" calcext:value-type="float">
            <text:p>214.9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9072" calcext:value-type="float">
            <text:p>215.0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00992" calcext:value-type="float">
            <text:p>215.2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4976" calcext:value-type="float">
            <text:p>215.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12" calcext:value-type="float">
            <text:p>215.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1072" calcext:value-type="float">
            <text:p>215.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1928" calcext:value-type="float">
            <text:p>215.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168" calcext:value-type="float">
            <text:p>215.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0216" calcext:value-type="float">
            <text:p>215.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936" calcext:value-type="float">
            <text:p>215.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88" calcext:value-type="float">
            <text:p>215.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2304" calcext:value-type="float">
            <text:p>214.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016" calcext:value-type="float">
            <text:p>214.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016" calcext:value-type="float">
            <text:p>214.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5728" calcext:value-type="float">
            <text:p>214.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6104" calcext:value-type="float">
            <text:p>214.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056" calcext:value-type="float">
            <text:p>214.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4392" calcext:value-type="float">
            <text:p>214.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5624" calcext:value-type="float">
            <text:p>213.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8152" calcext:value-type="float">
            <text:p>210.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36" calcext:value-type="float">
            <text:p>211.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9201</text:p>
          </table:table-cell>
          <table:table-cell office:value-type="string" calcext:value-type="string">
            <text:p>Headwaters GCD MW#9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504" calcext:value-type="float">
            <text:p>212.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16" meta:object-count="0"/>
    <meta:user-defined meta:name="AppVersion">3.0</meta:user-defined>
  </office:meta>
</office:document-meta>
</file>